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0dec13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776ce" officeooo:paragraph-rsid="000776ce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86a7a" officeooo:paragraph-rsid="000776ce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86a7a" officeooo:paragraph-rsid="00086a7a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b7a6b" officeooo:paragraph-rsid="00086a7a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b7a6b" officeooo:paragraph-rsid="000b7a6b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c5358" officeooo:paragraph-rsid="000b7a6b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dec13" officeooo:paragraph-rsid="000b7a6b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dec13" officeooo:paragraph-rsid="000dec13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a717" officeooo:paragraph-rsid="000dec13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a717" officeooo:paragraph-rsid="000fa717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a717" officeooo:paragraph-rsid="000fddeb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ddeb" officeooo:paragraph-rsid="000fa717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fo:font-weight="normal" officeooo:rsid="000fddeb" officeooo:paragraph-rsid="000fddeb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14pt" fo:language="ru" fo:country="RU" officeooo:rsid="000dec13" officeooo:paragraph-rsid="000dec13" style:font-size-asian="14pt" style:font-size-complex="14pt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0776ce" officeooo:paragraph-rsid="000776ce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b7a6b" officeooo:paragraph-rsid="000b7a6b" style:font-size-asian="21pt" style:font-weight-asian="bold" style:font-size-complex="24pt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dec13" officeooo:paragraph-rsid="000dec13" style:font-size-asian="21pt" style:font-weight-asian="bold" style:font-size-complex="24pt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fa717" officeooo:paragraph-rsid="000fa717" style:font-size-asian="21pt" style:font-weight-asian="bold" style:font-size-complex="24pt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fddeb" officeooo:paragraph-rsid="000fddeb" style:font-size-asian="21pt" style:font-weight-asian="bold" style:font-size-complex="2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86a7a" officeooo:paragraph-rsid="00086a7a" style:font-size-asian="21pt" style:font-weight-asian="bold" style:font-size-complex="24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4pt" fo:language="ru" fo:country="RU" fo:font-weight="bold" officeooo:paragraph-rsid="000776ce" style:font-size-asian="24pt" style:font-weight-asian="bold" style:font-size-complex="24pt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4pt" fo:language="ru" fo:country="RU" fo:font-weight="bold" officeooo:rsid="000776ce" officeooo:paragraph-rsid="000776ce" style:font-size-asian="24pt" style:font-weight-asian="bold" style:font-size-complex="24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ize="24pt" fo:language="ru" fo:country="RU" fo:font-weight="bold" officeooo:rsid="000776ce" officeooo:paragraph-rsid="000776ce" style:font-size-asian="24pt" style:font-weight-asian="bold" style:font-size-complex="24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language="ru" fo:country="RU" officeooo:paragraph-rsid="00086a7a"/>
    </style:style>
    <style:style style:name="P2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language="ru" fo:country="RU" officeooo:paragraph-rsid="000b7a6b"/>
    </style:style>
    <style:style style:name="P27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20pt" fo:language="ru" fo:country="RU" fo:font-weight="bold" officeooo:rsid="0010ef89" officeooo:paragraph-rsid="0010ef89" style:font-size-asian="20pt" style:font-weight-asian="bold" style:font-size-complex="20pt" style:font-weight-complex="bold"/>
    </style:style>
    <style:style style:name="T1" style:family="text">
      <style:text-properties officeooo:rsid="000776ce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86a7a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c535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f181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b7a6b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fa717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6ee6c" style:font-size-asian="12.25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0dec13" style:font-size-asian="12.25pt" style:font-weight-asian="normal" style:font-size-complex="14pt" style:font-weight-complex="normal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officeooo:rsid="000dec13" style:font-size-asian="14pt" style:font-size-complex="14pt"/>
    </style:style>
    <style:style style:name="T12" style:family="text">
      <style:text-properties fo:font-size="14pt" fo:font-weight="bold" officeooo:rsid="0009f181" style:font-size-asian="12.25pt" style:font-weight-asian="bold" style:font-size-complex="14pt" style:font-weight-complex="bold"/>
    </style:style>
    <style:style style:name="T13" style:family="text">
      <style:text-properties fo:language="ru" fo:country="RU"/>
    </style:style>
    <style:style style:name="T14" style:family="text">
      <style:text-properties officeooo:rsid="000dec13"/>
    </style:style>
    <style:style style:name="T15" style:family="text">
      <style:text-properties officeooo:rsid="000fddeb"/>
    </style:style>
    <style:style style:name="T16" style:family="text">
      <style:text-properties officeooo:rsid="0015489c"/>
    </style:style>
    <style:style style:name="T17" style:family="text">
      <style:text-properties officeooo:rsid="0016ee28"/>
    </style:style>
    <style:style style:name="T18" style:family="text">
      <style:text-properties officeooo:rsid="0016ee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Задание <text:span text:style-name="T1">5</text:span></text:p>
      <text:p text:style-name="P23">CRAAP тест</text:p>
      <text:p text:style-name="P23"/>
      <text:p text:style-name="P27">Статья №1</text:p>
      <text:p text:style-name="P23"/>
      <text:p text:style-name="P24">С)</text:p>
      <text:p text:style-name="P24"/>
      <text:p text:style-name="P2"><text:tab/>1. Когда была опубликована статья?</text:p>
      <text:p text:style-name="P2"><text:tab/><text:tab/><text:tab/><text:tab/></text:p>
      <text:p text:style-name="P2"><text:tab/><text:tab/>Апрель 17, 2020.</text:p>
      <text:p text:style-name="P2"/>
      <text:p text:style-name="P16"><text:tab/>2. Насколько актуальна эта тема?</text:p>
      <text:p text:style-name="P2"/>
      <text:p text:style-name="P2"><text:tab/><text:tab/>На данный момент эта тема является максимально актуальной. </text:p>
      <text:p text:style-name="P2"><text:tab/><text:tab/><text:tab/></text:p>
      <text:p text:style-name="P2"><text:tab/>3. Насколько новая эта информация?</text:p>
      <text:p text:style-name="P2"/>
      <text:p text:style-name="P24"><text:span text:style-name="T2"><text:tab/><text:tab/>Билл Гейтс поднимал тему о вирусных забол</text:span><text:span text:style-name="T8">е</text:span><text:span text:style-name="T2">ваниях </text:span><text:span text:style-name="T3">еще в 2015 <text:tab/><text:tab/><text:tab/>году, но тогда эта тема была не самой актуальной и никто не <text:tab/><text:tab/><text:tab/>обратил особого внимания. Но сейчас, для больш</text:span><text:span text:style-name="T8">и</text:span><text:span text:style-name="T3">нства, эта <text:tab/><text:tab/><text:tab/>информация авляется новой.</text:span></text:p>
      <text:p text:style-name="P3"/>
      <text:p text:style-name="P3"><text:tab/>4. Как часто ресурс обновляется?</text:p>
      <text:p text:style-name="P3"/>
      <text:p text:style-name="P3"><text:tab/><text:tab/>New York Times — очень популярная газета, соответс<text:span text:style-name="T18">т</text:span>венно ресурс <text:tab/><text:tab/>обновляется очень часто (раз в несколько минут).</text:p>
      <text:p text:style-name="P3"/>
      <text:p text:style-name="P3"><text:tab/>5. Когда в последний раз обновился ресурс?</text:p>
      <text:p text:style-name="P3"/>
      <text:p text:style-name="P3"><text:tab/><text:tab/>21:40, Май, 4.</text:p>
      <text:p text:style-name="P3"/>
      <text:p text:style-name="P3"><text:tab/></text:p>
      <text:p text:style-name="P21">R)</text:p>
      <text:p text:style-name="P21"/>
      <text:p text:style-name="P4"><text:tab/>1. Насколько надежный источник?</text:p>
      <text:p text:style-name="P4"/>
      <text:p text:style-name="P21"><text:span text:style-name="T2"><text:tab/><text:tab/>Данный источник </text:span><text:span text:style-name="T4">(cайт) </text:span><text:span text:style-name="T2">существует уже 24 года и его читают <text:tab/><text:tab/><text:tab/>миллионы </text:span><text:span text:style-name="T4">п</text:span><text:span text:style-name="T2">ользователей, соответс</text:span><text:span text:style-name="T8">т</text:span><text:span text:style-name="T2">венно он должен быть супер <text:tab/><text:tab/><text:tab/>надежным.</text:span></text:p>
      <text:p text:style-name="P4"><text:soft-page-break/></text:p>
      <text:p text:style-name="P4"><text:tab/>2. Какого рода контент на сайте?</text:p>
      <text:p text:style-name="P4"/>
      <text:p text:style-name="P25"><text:span text:style-name="T3"><text:tab/><text:tab/></text:span><text:span text:style-name="T5">На сайте NYT публикуется достоверная, взвешенная информация от <text:tab/><text:tab/>лучших журналистов современности. </text:span><text:span text:style-name="T6">Платформа публикует <text:tab/><text:tab/><text:tab/>«горячие» новости разным тем: политика, спорт, </text:span><text:span text:style-name="T8">искусство</text:span><text:span text:style-name="T6">, <text:tab/><text:tab/><text:tab/></text:span><text:span text:style-name="T8">путешествия</text:span><text:span text:style-name="T6">, наука… </text:span><text:span text:style-name="T5">Сайт платный, авторитетный, на нем </text:span><text:span text:style-name="T12">нет <text:tab/><text:tab/><text:tab/></text:span><text:span text:style-name="T5">рекламы </text:span><text:span text:style-name="T6">и кликбейтных заголовков. Ресурс </text:span><text:span text:style-name="T8">распространяет</text:span><text:span text:style-name="T6">, в <text:tab/><text:tab/><text:tab/>основном, только факты и не навязывает чужое мнение.</text:span></text:p>
      <text:p text:style-name="P5"/>
      <text:p text:style-name="P5"><text:tab/>3. Присутствуют ли ссылки на цитаты или ресурсы данных?</text:p>
      <text:p text:style-name="P5"/>
      <text:p text:style-name="P5"><text:tab/><text:tab/>Да, например, ссылка на твит Билла Гейтса в twitter.</text:p>
      <text:p text:style-name="P5"/>
      <text:p text:style-name="P6"/>
      <text:p text:style-name="P17">A)</text:p>
      <text:p text:style-name="P17"/>
      <text:p text:style-name="P6"><text:tab/>1. <text:span text:style-name="T14">2.</text:span> Сколько лет существует издательство? Какая у него репутация?</text:p>
      <text:p text:style-name="P6"/>
      <text:p text:style-name="P26"><text:span text:style-name="T6"><text:tab/><text:tab/>Издание NYT </text:span><text:span text:style-name="T8">существует</text:span><text:span text:style-name="T6"> уже </text:span><text:span text:style-name="T4">169</text:span><text:span text:style-name="T6"> </text:span><text:span text:style-name="T4">лет</text:span><text:span text:style-name="T6"> (с </text:span><text:span text:style-name="T4">1851</text:span><text:span text:style-name="T6">). Репутация </text:span><text:span text:style-name="T4">у него <text:tab/><text:tab/>крайне высокая, поскольку оно постоянно проводит проверку статей <text:tab/><text:tab/>на достоверность и поскольку на газету работают авторитетные, <text:tab/><text:tab/><text:tab/></text:span><text:span text:style-name="T8">аккредитованные</text:span><text:span text:style-name="T4"> писатели.</text:span></text:p>
      <text:p text:style-name="P7"><text:tab/></text:p>
      <text:p text:style-name="P8"><text:tab/>3. Какой интерес у издательства?</text:p>
      <text:p text:style-name="P8"/>
      <text:p text:style-name="P8"><text:tab/><text:tab/>Распростране<text:span text:style-name="T17">н</text:span>ие достоверной и правдивой информации, оперируя <text:tab/><text:tab/>фактами и без навязывания чужого мнения.</text:p>
      <text:p text:style-name="P8"/>
      <text:p text:style-name="P8"><text:tab/>4. Есть ли у <text:span text:style-name="T18">сатьи</text:span> автор? Какая у него репутация?</text:p>
      <text:p text:style-name="P8"/>
      <text:p text:style-name="P1"><text:span text:style-name="T9"><text:tab/><text:tab/>У статьи 3 автора: </text:span><text:a xlink:type="simple" xlink:href="https://www.nytimes.com/by/daisuke-wakabayashi" text:style-name="Internet_20_link" text:visited-style-name="Visited_20_Internet_20_Link"><text:span text:style-name="T13">Daisuke Wakabayashi</text:span></text:a><text:span text:style-name="T10">, </text:span><text:a xlink:type="simple" xlink:href="https://www.nytimes.com/by/davey-alba" text:style-name="Internet_20_link" text:visited-style-name="Visited_20_Internet_20_Link"><text:span text:style-name="T13">Davey Alba</text:span></text:a><text:span text:style-name="T10"> </text:span><text:span text:style-name="T11">и </text:span><text:a xlink:type="simple" xlink:href="https://www.nytimes.com/by/marc-tracy" text:style-name="Internet_20_link" text:visited-style-name="Visited_20_Internet_20_Link"><text:span text:style-name="T13">Marc Tracy</text:span></text:a><text:span text:style-name="T11">. <text:tab/><text:tab/>Все три автора обладают высокой репутацией и огромным опытом <text:tab/><text:tab/>работы.</text:span></text:p>
      <text:p text:style-name="P15"/>
      <text:p text:style-name="P15"/>
      <text:p text:style-name="P18">A)</text:p>
      <text:p text:style-name="P9"/>
      <text:p text:style-name="P9"><text:tab/>1. Насколько точная информация?</text:p>
      <text:p text:style-name="P9"/>
      <text:p text:style-name="P18"><text:span text:style-name="T2"><text:tab/><text:tab/></text:span><text:span text:style-name="T7">Информация, приведенная в статье, является крайне точной и <text:tab/><text:tab/><text:tab/></text:span><text:span text:style-name="T8">актуальной.</text:span><text:span text:style-name="T7"> Она подкреплена всевозможными ссылками на цитаты, <text:tab/><text:tab/>ресурсы информации и видео.</text:span></text:p>
      <text:p text:style-name="P10"><text:soft-page-break/></text:p>
      <text:p text:style-name="P10"><text:tab/>2. Возможно ли проверить информацию в статье самостоятельно?</text:p>
      <text:p text:style-name="P10"/>
      <text:p text:style-name="P10"><text:tab/><text:tab/>Да, в статье прикреплено множество ссылок на ресурсы с данными, <text:tab/><text:tab/>перейдя по которым можно удостоверится в ее правдивости <text:tab/><text:tab/><text:tab/>самостоятельно.</text:p>
      <text:p text:style-name="P10"/>
      <text:p text:style-name="P10"><text:tab/>3. Является ли повествование статьи безэмоциональным и ненавязчивым?</text:p>
      <text:p text:style-name="P10"/>
      <text:p text:style-name="P10"><text:tab/><text:tab/>Да, авторы статьи пишут прямо, фактами и без никаких эмоций.</text:p>
      <text:p text:style-name="P10"/>
      <text:p text:style-name="P10"/>
      <text:p text:style-name="P19">P) </text:p>
      <text:p text:style-name="P19"/>
      <text:p text:style-name="P11"><text:tab/>1. Кому выгодно распространение информации? Это факты или личные <text:tab/>мысли?</text:p>
      <text:p text:style-name="P11"/>
      <text:p text:style-name="P11"><text:tab/><text:tab/><text:span text:style-name="T18">Распространение</text:span> данной информации может быть выгодно как и <text:tab/><text:tab/>самому издательству, так и центральной личности статьи — Биллу <text:tab/><text:tab/>Гейтсу. Издательство может при<text:span text:style-name="T15">о</text:span>брести больше читателей, а Билл <text:tab/><text:tab/><text:span text:style-name="T15">может </text:span>возобновит<text:span text:style-name="T15">ь</text:span> свою репутацию. Но на самом деле, поскольку <text:tab/><text:tab/>статья оперирует только фактами, <text:span text:style-name="T15">распростран</text:span><text:span text:style-name="T18">ен</text:span><text:span text:style-name="T15">ие правды не несет <text:tab/><text:tab/>корыстных побуждений.</text:span></text:p>
      <text:p text:style-name="P13"/>
      <text:p text:style-name="P13"><text:tab/>2. Если мы видим ресурсы, которые поддерживают чью-то мысль, то <text:tab/>являются ли эти р<text:span text:style-name="T18">е</text:span>сурсы фактами?</text:p>
      <text:p text:style-name="P13"/>
      <text:p text:style-name="P14"><text:tab/><text:tab/>Нет, такие р<text:span text:style-name="T18">е</text:span>сурсы не являются фактами.</text:p>
      <text:p text:style-name="P14"/>
      <text:p text:style-name="P12"><text:span text:style-name="T15"><text:tab/>3. Получена ли информация </text:span><text:span text:style-name="T16">из</text:span><text:span text:style-name="T15"> первых рук?</text:span></text:p>
      <text:p text:style-name="P14"/>
      <text:p text:style-name="P14"><text:tab/><text:tab/>Да, статья является уникальной и не является плагиатом. <text:tab/><text:tab/><text:tab/><text:tab/>Информация в ней предоставлена с первых рук.<text:tab/><text:tab/></text:p>
      <text:p text:style-name="P14"/>
      <text:p text:style-name="P14"/>
      <text:p text:style-name="P20">Дополнитель<text:span text:style-name="T17">н</text:span>ые вопросы</text:p>
      <text:p text:style-name="P20"/>
      <text:p text:style-name="P14"><text:tab/>1. Сколько источников у статьи?</text:p>
      <text:p text:style-name="P14"/>
      <text:p text:style-name="P14"><text:tab/><text:tab/>Достаточно много — все и не пересчитаешь.</text:p>
      <text:p text:style-name="P14"/>
      <text:p text:style-name="P14"><text:tab/>2. Есть ли фото и корректно ли они использованы?</text:p>
      <text:p text:style-name="P14"><text:soft-page-break/></text:p>
      <text:p text:style-name="P14"><text:tab/><text:tab/>Да, в статье присут<text:span text:style-name="T18">ст</text:span>вуют фотографии и они прикреплены в <text:tab/><text:tab/><text:tab/>правильных, корректных местах.</text:p>
      <text:p text:style-name="P14"/>
      <text:p text:style-name="P14"><text:tab/>3. Как использованы цитаты?</text:p>
      <text:p text:style-name="P14"><text:tab/><text:tab/></text:p>
      <text:p text:style-name="P14"><text:tab/><text:tab/>Статья оперирует цитатами в разумных и корректных формах. <text:tab/><text:tab/><text:tab/>Цитаты естественны и не вырваны из контекс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1:26:55.390348727</meta:creation-date>
    <dc:date>2020-05-04T23:39:46.809301731</dc:date>
    <meta:editing-duration>PT46M16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4" meta:paragraph-count="54" meta:word-count="493" meta:character-count="3545" meta:non-whitespace-character-count="2947"/>
  </office:meta>
</office:document-meta>
</file>